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paragraph-properties fo:text-align="justify"/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P3" style:parent-style-name="Normal" style:family="paragraph">
      <style:paragraph-properties fo:text-align="justify"/>
      <style:text-properties style:font-name="Calibri" style:font-name-complex="Calibri" fo:font-size="9pt" style:font-size-asian="9pt" style:font-size-complex="9pt" fo:language="en" fo:country="US"/>
    </style:style>
    <style:style style:name="P4" style:parent-style-name="Normal" style:family="paragraph">
      <style:paragraph-properties fo:text-align="justify"/>
      <style:text-properties style:font-name="Calibri" style:font-name-complex="Calibri" fo:font-size="9pt" style:font-size-asian="9pt" style:font-size-complex="9pt" fo:language="en" fo:country="US"/>
    </style:style>
    <style:style style:name="P5" style:parent-style-name="Normal" style:family="paragraph">
      <style:paragraph-properties fo:text-align="justify"/>
      <style:text-properties style:font-name="Calibri" style:font-name-complex="Calibri" fo:font-size="9pt" style:font-size-asian="9pt" style:font-size-complex="9pt" fo:language="en" fo:country="US"/>
    </style:style>
    <style:style style:name="P6" style:parent-style-name="Normal" style:family="paragraph">
      <style:paragraph-properties fo:text-align="justify"/>
      <style:text-properties style:font-name="Calibri" style:font-name-complex="Calibri" fo:font-size="9pt" style:font-size-asian="9pt" style:font-size-complex="9pt" fo:language="en" fo:country="US"/>
    </style:style>
    <style:style style:name="P7" style:parent-style-name="Normal" style:family="paragraph">
      <style:paragraph-properties fo:text-align="justify"/>
      <style:text-properties style:font-name="Calibri" style:font-name-complex="Calibri" fo:font-size="9pt" style:font-size-asian="9pt" style:font-size-complex="9pt" fo:language="en" fo:country="US"/>
    </style:style>
    <style:style style:name="P8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/>
      <style:text-properties style:font-name="Calibri" style:font-name-complex="Calibri" fo:font-size="9pt" style:font-size-asian="9pt" style:font-size-complex="9pt" fo:language="en" fo:country="US"/>
    </style:style>
    <style:style style:name="P9" style:parent-style-name="Normal" style:family="paragraph">
      <style:paragraph-properties fo:text-align="justify"/>
      <style:text-properties style:font-name="Calibri" style:font-name-complex="Calibri" fo:font-weight="bold" style:font-weight-asian="bold" style:font-weight-complex="bold" fo:font-style="italic" style:font-style-asian="italic" style:font-style-complex="italic" fo:color="#0F9E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10" style:parent-style-name="ParágrafodaLista" style:list-style-name="LFO2" style:family="paragraph">
      <style:paragraph-properties fo:text-align="justify"/>
      <style:text-properties style:font-name="Calibri" style:font-name-complex="Calibri" fo:font-style="italic" style:font-style-asian="italic" style:font-style-complex="italic" fo:color="#0F9ED5" fo:font-size="9pt" style:font-size-asian="9pt" style:font-size-complex="9pt" fo:language="en" fo:country="US"/>
    </style:style>
    <style:style style:name="P11" style:parent-style-name="NormalWeb" style:family="paragraph">
      <style:paragraph-properties fo:text-align="justify"/>
    </style:style>
    <style:style style:name="T12" style:parent-style-name="Tipodeletrapredefinidodoparágrafo" style:family="text"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13" style:parent-style-name="Tipodeletrapredefinidodoparágrafo" style:family="text"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14" style:parent-style-name="Tipodeletrapredefinidodoparágrafo" style:family="text"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15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16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17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18" style:parent-style-name="Tipodeletrapredefinidodoparágrafo" style:family="text"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P19" style:parent-style-name="NormalWeb" style:family="paragraph">
      <style:paragraph-properties fo:text-align="justify"/>
    </style:style>
    <style:style style:name="T20" style:parent-style-name="Tipodeletrapredefinidodoparágrafo" style:family="text"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21" style:parent-style-name="Tipodeletrapredefinidodoparágrafo" style:family="text"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22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23" style:parent-style-name="Tipodeletrapredefinidodoparágrafo" style:family="text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24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25" style:parent-style-name="Tipodeletrapredefinidodoparágrafo" style:family="text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26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27" style:parent-style-name="Tipodeletrapredefinidodoparágrafo" style:family="text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28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29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0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31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2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33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34" style:parent-style-name="Tipodeletrapredefinidodoparágrafo" style:family="text">
      <style:text-properties style:font-name="Calibri" style:font-name-asian="Times New Roman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P35" style:parent-style-name="NormalWeb" style:family="paragraph">
      <style:paragraph-properties fo:text-align="justify"/>
      <style:text-properties style:font-name="Calibri" style:font-name-complex="Calibri" fo:font-style="italic" style:font-style-asian="italic" style:font-style-complex="italic" fo:color="#4EA72E" fo:font-size="10pt" style:font-size-asian="10pt" style:font-size-complex="10pt"/>
    </style:style>
    <style:style style:name="P36" style:parent-style-name="NormalWeb" style:family="paragraph">
      <style:paragraph-properties fo:text-align="justify"/>
    </style:style>
    <style:style style:name="T37" style:parent-style-name="Tipodeletrapredefinidodopará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4EA72E" fo:font-size="10pt" style:font-size-asian="10pt" style:font-size-complex="10pt"/>
    </style:style>
    <style:style style:name="T38" style:parent-style-name="Tipodeletrapredefinidodoparágrafo" style:family="text">
      <style:text-properties style:font-name="Calibri" style:font-name-complex="Calibri" fo:font-style="italic" style:font-style-asian="italic" style:font-style-complex="italic" fo:color="#4EA72E" fo:font-size="10pt" style:font-size-asian="10pt" style:font-size-complex="10pt"/>
    </style:style>
    <style:style style:name="P39" style:parent-style-name="Normal" style:family="paragraph">
      <style:paragraph-properties fo:text-align="justify"/>
      <style:text-properties style:font-name="Calibri" style:font-name-complex="Calibri" fo:font-style="italic" style:font-style-asian="italic" style:font-style-complex="italic" fo:color="#0F9ED5" fo:font-size="9pt" style:font-size-asian="9pt" style:font-size-complex="9pt" fo:language="en" fo:country="US"/>
    </style:style>
    <style:style style:name="P40" style:parent-style-name="Normal" style:family="paragraph">
      <style:paragraph-properties fo:text-align="justify" fo:line-height="100%"/>
    </style:style>
    <style:style style:name="T41" style:parent-style-name="Tipodeletrapredefinidodoparágrafo" style:family="text">
      <style:text-properties style:font-name="Calibri" style:font-name-complex="Calibri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2" style:parent-style-name="Tipodeletrapredefinidodoparágrafo" style:family="text">
      <style:text-properties style:font-name="Calibri" style:font-name-complex="Calibri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3" style:parent-style-name="Tipodeletrapredefinidodoparágrafo" style:family="text">
      <style:text-properties style:font-name="Calibri" style:font-name-complex="Calibri" fo:font-weight="bold" style:font-weight-asian="bold" style:font-weight-complex="bold" fo:font-size="10pt" style:font-size-asian="10pt" style:font-size-complex="10pt" fo:background-color="#FFFF00" style:text-underline-type="single" style:text-underline-style="solid" style:text-underline-width="auto" style:text-underline-mode="continuous" fo:language="en" fo:country="US"/>
    </style:style>
    <style:style style:name="T44" style:parent-style-name="Tipodeletrapredefinidodoparágrafo" style:family="text">
      <style:text-properties style:font-name="Calibri" style:font-name-complex="Calibri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45" style:parent-style-name="ParágrafodaLista" style:list-style-name="LFO5" style:family="paragraph">
      <style:paragraph-properties fo:text-align="justify" fo:line-height="100%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47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P48" style:parent-style-name="Normal" style:list-style-name="LFO4" style:family="paragraph">
      <style:paragraph-properties fo:text-align="justify" fo:line-height="100%"/>
    </style:style>
    <style:style style:name="T49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50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51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52" style:parent-style-name="Tipodeletrapredefinidodoparágrafo" style:family="text">
      <style:text-properties style:font-name="Calibri" style:font-name-complex="Calibri" fo:font-size="10pt" style:font-size-asian="10pt" style:font-size-complex="10pt" fo:language="en" fo:country="US"/>
    </style:style>
    <style:style style:name="T53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P54" style:parent-style-name="Normal" style:list-style-name="LFO4" style:family="paragraph">
      <style:paragraph-properties fo:text-align="justify" fo:line-height="100%"/>
    </style:style>
    <style:style style:name="T55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56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57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58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59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P60" style:parent-style-name="Normal" style:family="paragraph">
      <style:paragraph-properties fo:text-align="justify" fo:line-height="100%"/>
      <style:text-properties style:font-name="Calibri" style:font-name-complex="Calibri" fo:font-style="italic" style:font-style-asian="italic" style:font-style-complex="italic" fo:color="#4EA72E" fo:font-size="9pt" style:font-size-asian="9pt" style:font-size-complex="9pt"/>
    </style:style>
    <style:style style:name="P61" style:parent-style-name="Normal" style:family="paragraph">
      <style:paragraph-properties fo:text-align="justify" fo:line-height="100%"/>
      <style:text-properties style:font-name="Calibri" style:font-name-complex="Calibri" fo:font-style="italic" style:font-style-asian="italic" style:font-style-complex="italic" fo:color="#4EA72E" fo:font-size="9pt" style:font-size-asian="9pt" style:font-size-complex="9pt"/>
    </style:style>
    <style:style style:name="P62" style:parent-style-name="Normal" style:family="paragraph">
      <style:paragraph-properties fo:text-align="justify" fo:line-height="100%"/>
      <style:text-properties style:font-name="Calibri" style:font-name-complex="Calibri" fo:font-style="italic" style:font-style-asian="italic" style:font-style-complex="italic" fo:color="#4EA72E" fo:font-size="9pt" style:font-size-asian="9pt" style:font-size-complex="9pt"/>
    </style:style>
    <style:style style:name="P63" style:parent-style-name="Normal" style:family="paragraph">
      <style:paragraph-properties fo:text-align="justify" fo:line-height="100%"/>
      <style:text-properties style:font-name="Calibri" style:font-name-complex="Calibri" fo:font-style="italic" style:font-style-asian="italic" style:font-style-complex="italic" fo:color="#4EA72E" fo:font-size="9pt" style:font-size-asian="9pt" style:font-size-complex="9pt"/>
    </style:style>
    <style:style style:name="P64" style:parent-style-name="Normal" style:family="paragraph">
      <style:paragraph-properties fo:text-align="justify"/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P65" style:parent-style-name="Normal" style:family="paragraph">
      <style:paragraph-properties fo:text-align="justify"/>
      <style:text-properties style:font-name="Calibri" style:font-name-complex="Calibri" fo:font-style="italic" style:font-style-asian="italic" style:font-style-complex="italic" fo:color="#0F9ED5" fo:font-size="9pt" style:font-size-asian="9pt" style:font-size-complex="9pt" fo:language="en" fo:country="US"/>
    </style:style>
    <style:style style:name="P66" style:parent-style-name="Normal" style:family="paragraph">
      <style:paragraph-properties fo:text-align="justify"/>
    </style:style>
    <style:style style:name="T67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68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69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70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71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72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73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74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P75" style:parent-style-name="Normal" style:family="paragraph">
      <style:paragraph-properties fo:text-align="justify"/>
      <style:text-properties style:font-name="Calibri" style:font-name-complex="Calibri" fo:font-style="italic" style:font-style-asian="italic" style:font-style-complex="italic" fo:color="#4EA72E" fo:font-size="9pt" style:font-size-asian="9pt" style:font-size-complex="9pt"/>
    </style:style>
    <style:style style:name="P76" style:parent-style-name="Normal" style:family="paragraph">
      <style:paragraph-properties fo:text-align="justify"/>
    </style:style>
    <style:style style:name="T77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78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79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80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81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P82" style:parent-style-name="Normal" style:list-style-name="LFO3" style:family="paragraph">
      <style:paragraph-properties fo:text-align="justify"/>
    </style:style>
    <style:style style:name="T83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84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85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86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P87" style:parent-style-name="Normal" style:list-style-name="LFO3" style:family="paragraph">
      <style:paragraph-properties fo:text-align="justify"/>
    </style:style>
    <style:style style:name="T88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89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90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91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P92" style:parent-style-name="Normal" style:list-style-name="LFO3" style:family="paragraph">
      <style:paragraph-properties fo:text-align="justify"/>
    </style:style>
    <style:style style:name="T93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94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95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96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97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98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P99" style:parent-style-name="Normal" style:list-style-name="LFO3" style:family="paragraph">
      <style:paragraph-properties fo:text-align="justify"/>
    </style:style>
    <style:style style:name="T100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101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102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103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104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P105" style:parent-style-name="Normal" style:family="paragraph">
      <style:paragraph-properties fo:text-align="justify"/>
    </style:style>
    <style:style style:name="T106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107" style:parent-style-name="Tipodeletrapredefinidodoparágrafo" style:family="text">
      <style:text-properties style:font-name="Calibri" style:font-name-complex="Calibri" fo:font-weight="bold" style:font-weight-asian="bold" style:font-weight-complex="bold" fo:color="#000000" fo:font-size="10pt" style:font-size-asian="10pt" style:font-size-complex="10pt" fo:language="en" fo:country="US"/>
    </style:style>
    <style:style style:name="T108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T109" style:parent-style-name="Tipodeletrapredefinidodoparágrafo" style:family="text">
      <style:text-properties style:font-name="Calibri" style:font-name-complex="Calibri" fo:font-style="italic" style:font-style-asian="italic" style:font-style-complex="italic" fo:color="#000000" fo:font-size="10pt" style:font-size-asian="10pt" style:font-size-complex="10pt" fo:language="en" fo:country="US"/>
    </style:style>
    <style:style style:name="T110" style:parent-style-name="Tipodeletrapredefinidodoparágrafo" style:family="text">
      <style:text-properties style:font-name="Calibri" style:font-name-complex="Calibri" fo:color="#000000" fo:font-size="10pt" style:font-size-asian="10pt" style:font-size-complex="10pt" fo:language="en" fo:country="US"/>
    </style:style>
    <style:style style:name="P111" style:parent-style-name="Normal" style:family="paragraph">
      <style:paragraph-properties fo:text-align="justify"/>
      <style:text-properties style:font-name="Calibri" style:font-name-complex="Calibri" fo:color="#000000" fo:font-size="10pt" style:font-size-asian="10pt" style:font-size-complex="10pt" fo:language="en" fo:country="US"/>
    </style:style>
    <style:style style:name="P112" style:parent-style-name="Normal" style:family="paragraph">
      <style:paragraph-properties fo:text-align="justify"/>
    </style:style>
    <style:style style:name="T113" style:parent-style-name="Tipodeletrapredefinidodoparágrafo" style:family="text">
      <style:text-properties style:font-name="Calibri" style:font-name-complex="Calibri" fo:font-style="italic" style:font-style-asian="italic" style:font-style-complex="italic" fo:color="#4EA72E" fo:font-size="10pt" style:font-size-asian="10pt" style:font-size-complex="10pt"/>
    </style:style>
    <style:style style:name="T114" style:parent-style-name="Tipodeletrapredefinidodoparágrafo" style:family="text">
      <style:text-properties style:font-name="Calibri" style:font-name-complex="Calibri" fo:font-style="italic" style:font-style-asian="italic" style:font-style-complex="italic" fo:color="#4EA72E" fo:font-size="10pt" style:font-size-asian="10pt" style:font-size-complex="10pt" fo:language="en" fo:country="US"/>
    </style:style>
  </office:automatic-styles>
  <office:body>
    <office:text text:use-soft-page-breaks="true">
      <text:p text:style-name="P1">Cloud Service Model : PaaS</text:p>
      <text:p text:style-name="P2">Deborah<text:s/></text:p>
      <text:p text:style-name="P3">Explain the topic – What is it? How does it work?</text:p>
      <text:p text:style-name="P4">2. Explain its importance – Why does this matter for a Cloud Computing or Network Admin professional?</text:p>
      <text:p text:style-name="P5">3. Show real-world application – Where and how is this used today? (companies, services, platforms, daily tasks, etc.)</text:p>
      <text:p text:style-name="P6">4. Mention tools, platforms, or protocols – Are there any that professionals need to know or use?</text:p>
      <text:p text:style-name="P7">5. Talk about challenges and solutions – Are there any risks, difficulties, or common problems?</text:p>
      <text:p text:style-name="P8">6. Connect it to your future</text:p>
      <text:p text:style-name="P9"/>
      <text:list text:style-name="LFO2" text:continue-numbering="true">
        <text:list-item>
          <text:p text:style-name="P10">What is it? How does it work?</text:p>
        </text:list-item>
      </text:list>
      <text:p text:style-name="P11"><text:span text:style-name="T12">Introduction</text:span><text:span text:style-name="T13"><text:s/>(30-45seg)<text:s/></text:span><text:span text:style-name="T14">:</text:span><text:span text:style-name="T15">"Good afternoon everyone. Today, I want to talk about Platform as a Service, or PaaS, one of the key models of cloud computing that is transforming the way businesses develop and deploy applications.</text:span><text:span text:style-name="T16"><text:s/></text:span><text:span text:style-name="T17"><text:s/></text:span><text:span text:style-name="T18">PaaS provides a comprehensive cloud environment where developers can build, test, and manage applications without worrying about infrastructure.</text:span></text:p>
      <text:p text:style-name="P19"><text:span text:style-name="T20">What is PaaS?</text:span><text:span text:style-name="T21"><text:s/></text:span><text:span text:style-name="T22">"PaaS offers a platform that includes<text:s/></text:span><text:span text:style-name="T23">operating systems</text:span><text:span text:style-name="T24">,<text:s/></text:span><text:span text:style-name="T25">development tools, databases</text:span><text:span text:style-name="T26">, and<text:s/></text:span><text:span text:style-name="T27">security features</text:span><text:span text:style-name="T28">, allowing companies to focus on innovation rather than<text:s/></text:span><text:span text:style-name="T29">hardware</text:span><text:span text:style-name="T30"><text:s/>and<text:s/></text:span><text:span text:style-name="T31">software maintenance</text:span><text:span text:style-name="T32">. Unlike Infrastructure as a Service (IaaS),<text:s/></text:span><text:span text:style-name="T33">It mainly gives basic computer power and tools.<text:s/></text:span><text:span text:style-name="T34">PaaS abstracts much of the complexity, enabling faster development cycles."</text:span></text:p>
      <text:p text:style-name="P35">Bom dia a todos! Hoje, falarei sobre Plataforma como Serviço, ou PaaS, e por que ela está transformando a maneira como as empresas desenvolvem e implantam aplicativos na nuvem. PaaS é um dos principais modelos de serviços de computação em nuvem, juntamente com Infraestrutura como Serviço (IaaS) e Software como Serviço (SaaS). Ele oferece aos desenvolvedores um ambiente completo para criar, testar e implantar aplicativos sem se preocupar com o gerenciamento da infraestrutura.</text:p>
      <text:p text:style-name="P36"><text:span text:style-name="T37">O que é PaaS?</text:span><text:span text:style-name="T38"><text:s/>"PaaS oferece uma plataforma que inclui sistemas operacionais, ferramentas de desenvolvimento, bancos de dados e recursos de segurança, permitindo que as empresas se concentrem na inovação em vez da manutenção de hardware e software. Ao contrário da Infraestrutura como Serviço (IaaS), que fornece principalmente recursos computacionais brutos, o PaaS abstrai grande parte da complexidade, permitindo ciclos de desenvolvimento mais rápidos."</text:span></text:p>
      <text:p text:style-name="P39">2. Explain its importance – Why does this matter for a Cloud Computing or Network Admin professional?</text:p>
      <text:p text:style-name="P40"><text:span text:style-name="T41">Here t</text:span><text:span text:style-name="T42">here are several<text:s/></text:span><text:span text:style-name="T43">advantages</text:span><text:span text:style-name="T44"><text:s/>to using PaaS</text:span></text:p>
      <text:list text:style-name="LFO5" text:continue-numbering="true">
        <text:list-item>
          <text:p text:style-name="P45"><text:span text:style-name="T46">Faster development &amp; deployment</text:span><text:span text:style-name="T47"><text:s/>– Reduces time spent on setting up infrastructure.</text:span></text:p>
        </text:list-item>
      </text:list>
      <text:list text:style-name="LFO4" text:continue-numbering="true">
        <text:list-item>
          <text:p text:style-name="P48"><text:span text:style-name="T49">Cost efficiency</text:span><text:span text:style-name="T50"><text:s/>– Eliminates the need for purchasing and</text:span><text:span text:style-name="T51"><text:s/></text:span><text:span text:style-name="T52">don’t need to invest in physical infrastructure.</text:span><text:span text:style-name="T53"><text:s/></text:span></text:p>
        </text:list-item>
        <text:list-item>
          <text:p text:style-name="P54"><text:span text:style-name="T55">Automatic scaling</text:span><text:span text:style-name="T56"><text:s/>– Applications can<text:s/></text:span><text:span text:style-name="T57">easily grow</text:span><text:span text:style-name="T58"><text:s/>as<text:s/></text:span><text:span text:style-name="T59">more people start using them</text:span></text:p>
        </text:list-item>
      </text:list>
      <text:p text:style-name="P60">Há várias vantagens em usar PaaS.<text:s/></text:p>
      <text:p text:style-name="P61">Primeiro: reduz o gasto<text:s/>de tempo na configuração de infraestrutura<text:s/></text:p>
      <text:p text:style-name="P62">Segundo:<text:s/>ele reduz custos, já que as empresas não precisam investir em infraestrutura física</text:p>
      <text:p text:style-name="P63">Terceiro:<text:s/>Os aplicativos podem crescer facilmente à medida que mais pessoas começam a usá-los</text:p>
      <text:p text:style-name="P64"/>
      <text:p text:style-name="P65">3. Show real-world application – Where and how is this used today? (companies, services, platforms, daily tasks, etc.)</text:p>
      <text:p text:style-name="P66"><text:span text:style-name="T67">Use Cases &amp; Examples:</text:span><text:span text:style-name="T68"><text:s/></text:span><text:span text:style-name="T69">Many tech companies leverage PaaS for application development, machine learning models, and automation workflows. Well-known providers like<text:s/></text:span><text:span text:style-name="T70">Microsoft Azure, Google Cloud Platform,</text:span><text:span text:style-name="T71"><text:s/>and</text:span><text:span text:style-name="T72"><text:s/>AWS</text:span><text:span text:style-name="T73"><text:s/>offer PaaS solutions tailored for different industries. One practical example is how businesses use PaaS to streamline software development with integrated DevOps tools.</text:span><text:span text:style-name="T74"><text:s/></text:span></text:p>
      <text:p text:style-name="P75">Casos de Uso e Exemplos: Muitas empresas de tecnologia utilizam PaaS para desenvolvimento de aplicativos, modelos de aprendizado de máquina e fluxos de trabalho de automação. Provedores renomados como Microsoft Azure, Google Cloud Platform e AWS oferecem soluções de PaaS<text:s/><text:soft-page-break/>personalizadas para diferentes setores. Um exemplo prático é como as empresas usam PaaS para otimizar o desenvolvimento de software com ferramentas de DevOps integradas.</text:p>
      <text:p text:style-name="P76"><text:span text:style-name="T77">Here are some<text:s/></text:span><text:span text:style-name="T78">practical examples</text:span><text:span text:style-name="T79"><text:s/></text:span><text:span text:style-name="T80">about</text:span><text:span text:style-name="T81"><text:s/>PaaS in Cloud Computing:</text:span></text:p>
      <text:list text:style-name="LFO3" text:continue-numbering="true">
        <text:list-item>
          <text:p text:style-name="P82"><text:span text:style-name="T83">Netflix</text:span><text:span text:style-name="T84"><text:s/>and<text:s/></text:span><text:span text:style-name="T85">Spotify</text:span><text:span text:style-name="T86"><text:s/>use PaaS to build, test, and scale applications efficiently, without managing physical infrastructure.</text:span></text:p>
        </text:list-item>
        <text:list-item>
          <text:p text:style-name="P87"><text:span text:style-name="T88">GitHub</text:span><text:span text:style-name="T89"><text:s/>and<text:s/></text:span><text:span text:style-name="T90">Azure DevOps</text:span><text:span text:style-name="T91"><text:s/>allow developers to automate testing and deployment, making collaboration in global projects seamless.</text:span></text:p>
        </text:list-item>
        <text:list-item>
          <text:p text:style-name="P92"><text:span text:style-name="T93">Machine Learning &amp; AI</text:span><text:span text:style-name="T94"><text:s/>– Services like<text:s/></text:span><text:span text:style-name="T95">Google Cloud AI Platform</text:span><text:span text:style-name="T96"><text:s/>and<text:s/></text:span><text:span text:style-name="T97">AWS SageMaker</text:span><text:span text:style-name="T98"><text:s/>enable data scientists to create machine learning models without needing high-end hardware.</text:span></text:p>
        </text:list-item>
        <text:list-item>
          <text:p text:style-name="P99"><text:span text:style-name="T100">Game Development – Platforms like<text:s/></text:span><text:span text:style-name="T101">Unity Cloud</text:span><text:span text:style-name="T102"><text:s/>and<text:s/></text:span><text:span text:style-name="T103">AWS Game</text:span><text:span text:style-name="T104"><text:s/>Tech provide PaaS solutions for building and hosting online games, ensuring scalability as player demand increases</text:span></text:p>
        </text:list-item>
      </text:list>
      <text:p text:style-name="P105"><text:span text:style-name="T106">Conclusion:<text:s/></text:span><text:span text:style-name="T107"><text:s text:c="8"/></text:span><text:span text:style-name="T108">In summary, PaaS is a</text:span><text:span text:style-name="T109"><text:s/>powerful cloud computing</text:span><text:span text:style-name="T110"><text:s/>model that simplifies application development, enhances efficiency, and accelerates innovation. As cloud adoption continues to grow, PaaS will play a critical role in shaping the future of technology.</text:span></text:p>
      <text:p text:style-name="P111"><text:s/>Thank you for your attention!</text:p>
      <text:p text:style-name="P112"><text:span text:style-name="T113">Em resumo, PaaS é um modelo poderoso de computação em nuvem que simplifica o desenvolvimento de aplicações, aumenta a eficiência e acelera a inovação. À medida que a adoção da nuvem continua a crescer, o PaaS desempenhará um papel fundamental na definição do futuro da tecnologia.<text:s/></text:span><text:span text:style-name="T114">Agradecemos a sua atenção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eborah Kufner</meta:initial-creator>
    <dc:creator>Deborah Kufner</dc:creator>
    <meta:creation-date>2025-04-22T09:30:00Z</meta:creation-date>
    <dc:date>2025-04-22T11:07:00Z</dc:date>
    <meta:template xlink:href="Normal" xlink:type="simple"/>
    <meta:editing-cycles>1</meta:editing-cycles>
    <meta:editing-duration>PT5820S</meta:editing-duration>
    <meta:document-statistic meta:page-count="2" meta:paragraph-count="10" meta:word-count="807" meta:character-count="5160" meta:row-count="36" meta:non-whitespace-character-count="4363"/>
  </office:meta>
</office:document-meta>
</file>